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officeooo:paragraph-rsid="0013c5cc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officeooo:paragraph-rsid="0013c5cc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top="0in" fo:margin-bottom="0in" loext:contextual-spacing="false" fo:line-height="114%" fo:text-align="end" style:justify-single-word="false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officeooo:paragraph-rsid="00160f0a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top="0in" fo:margin-bottom="0in" loext:contextual-spacing="false" fo:line-height="114%" style:writing-mode="lr-tb"/>
    </style:style>
    <style:style style:name="P7" style:family="paragraph" style:parent-style-name="Text_20_body">
      <style:paragraph-properties fo:margin-top="0in" fo:margin-bottom="0in" loext:contextual-spacing="false" fo:line-height="114%" fo:text-align="end" style:justify-single-word="false" style:writing-mode="lr-tb"/>
      <style:text-properties officeooo:paragraph-rsid="00160f0a"/>
    </style:style>
    <style:style style:name="P8" style:family="paragraph" style:parent-style-name="Text_20_body">
      <style:paragraph-properties fo:margin-top="0in" fo:margin-bottom="0in" loext:contextual-spacing="false" fo:line-height="114%" style:writing-mode="lr-tb"/>
      <style:text-properties officeooo:paragraph-rsid="0013c5cc"/>
    </style:style>
    <style:style style:name="P9" style:family="paragraph" style:parent-style-name="Text_20_body">
      <style:paragraph-properties fo:margin-top="0in" fo:margin-bottom="0in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9501b" officeooo:paragraph-rsid="0019501b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14%" fo:text-align="end" style:justify-single-word="false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a2535" officeooo:paragraph-rsid="001a253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3c5cc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9501b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a2535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5ad8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60f0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9501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1a2535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19501b"/>
    </style:style>
    <style:style style:name="T12" style:family="text">
      <style:text-properties officeooo:rsid="001a25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&lt;Fecha&gt;</text:p>
      <text:p text:style-name="P1"><text:span text:style-name="T12">&lt;</text:span>Sr/<text:span text:style-name="T12">Sra&gt;</text:span>. <text:span text:style-name="T12">&lt;</text:span>Decan<text:span text:style-name="T11">a/Decano&gt;</text:span> de la Facultad de Ingeniería</text:p>
      <text:p text:style-name="P9"><text:span text:style-name="T12">&lt;NOMBRE DEL DECANO/A&gt;</text:span></text:p>
      <text:p text:style-name="P1"/>
      <text:p text:style-name="P1">De mi mayor consideración:</text:p>
      <text:p text:style-name="P6"><text:span text:style-name="T6">El</text:span><text:span text:style-name="T1"> que suscribe, </text:span><text:span text:style-name="T9">&lt;NOMBRE&gt;</text:span><text:span text:style-name="T8">, </text:span><text:span text:style-name="T1">cédula de identidad </text:span><text:span text:style-name="T9">&lt;C.I.&gt;</text:span><text:span text:style-name="T4"> </text:span><text:span text:style-name="T1">, </text:span><text:span text:style-name="T9">&lt;</text:span><text:span text:style-name="T1">alumno/</text:span><text:span text:style-name="T9">a&gt;</text:span><text:span text:style-name="T10"> </text:span><text:span text:style-name="T1">de la carrera </text:span><text:span text:style-name="T5">&lt;Carrera&gt;</text:span><text:span text:style-name="T10"> </text:span><text:span text:style-name="T1">(generación </text:span><text:span text:style-name="T5">&lt;Año&gt;</text:span><text:span text:style-name="T1">) le solicita la debida autorización para cursar la materia </text:span><text:span text:style-name="T9">&lt;materia&gt;</text:span><text:span text:style-name="T7"> en el </text:span><text:span text:style-name="T9">&lt;</text:span><text:span text:style-name="T8">primer/</text:span><text:span text:style-name="T9">segundo&gt;</text:span><text:span text:style-name="T7"> semestre de este año</text:span><text:span text:style-name="T1">, </text:span><text:span text:style-name="T2">luego de haber agotado las dos instancias de curso reglamentarias, estando actualmente en calidad de libre.</text:span></text:p>
      <text:p text:style-name="P2"/>
      <text:p text:style-name="P3">El motivo de esta petición se apoya sobre el objetivo de cursar nuevamente la materia y obtener la exoneración de la misma.</text:p>
      <text:p text:style-name="P3"/>
      <text:p text:style-name="P8"><text:span text:style-name="T1">Sin otro particular y agradeciendo su deferencia </text:span><text:span text:style-name="T9">&lt;lo/la&gt;</text:span><text:span text:style-name="T1"> saludo atentamente.</text:span></text:p>
      <text:p text:style-name="P4"/>
      <text:p text:style-name="P5"/>
      <text:p text:style-name="P5"/>
      <text:p text:style-name="P5"/>
      <text:p text:style-name="P5"/>
      <text:p text:style-name="P5"/>
      <text:p text:style-name="P7"><text:span text:style-name="T5">&lt;NOMBRE&gt;</text:span><text:span text:style-name="T3"> <text:s text:c="17"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76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6T12:54:17</meta:creation-date>
    <dc:date>2016-07-19T11:08:40.142699165</dc:date>
    <meta:editing-duration>PT18M22S</meta:editing-duration>
    <meta:editing-cycles>5</meta:editing-cycles>
    <meta:generator>LibreOffice/5.0.5.2$Linux_X86_64 LibreOffice_project/00$Build-2</meta:generator>
    <meta:print-date>2013-07-29T10:19:19</meta:print-date>
    <meta:document-statistic meta:table-count="0" meta:image-count="0" meta:object-count="0" meta:page-count="1" meta:paragraph-count="8" meta:word-count="97" meta:character-count="664" meta:non-whitespace-character-count="556"/>
  </office:meta>
</office:document-meta>
</file>